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Tahoma" style:font-name-asian="Noto Sans CJK SC Regular" style:font-name-complex="FreeSans"/>
    </style:style>
    <style:style style:name="ce4" style:family="table-cell" style:parent-style-name="Default" style:data-style-name="N10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extrud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formula="of:=[.D2]*[.C2]" office:value-type="currency" office:currency="CAD" office:value="1270" calcext:value-type="currency">
            <text:p>$1,270.00</text:p>
          </table:table-cell>
        </table:table-row>
        <table:table-row table:style-name="ro1">
          <table:table-cell office:value-type="string" calcext:value-type="string">
            <text:p>filament win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3]*[.C3]" office:value-type="currency" office:currency="CAD" office:value="300" calcext:value-type="currency">
            <text:p>$300.00</text:p>
          </table:table-cell>
        </table:table-row>
        <table:table-row table:style-name="ro1">
          <table:table-cell office:value-type="string" calcext:value-type="string">
            <text:p>driver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4]*[.C4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motor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D5]*[.C5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printer parts</text:p>
          </table:table-cell>
          <table:table-cell office:value-type="string" calcext:value-type="string">
            <text:p>ramps, heaters, E3D, heated bed, motors, etc.)</text:p>
          </table:table-cell>
          <table:table-cell office:value-type="float" office:value="1" calcext:value-type="float">
            <text:p>1</text:p>
          </table:table-cell>
          <table:table-cell office:value-type="float" office:value="3880" calcext:value-type="float">
            <text:p>3880</text:p>
          </table:table-cell>
          <table:table-cell table:formula="of:=[.D6]*[.C6]" office:value-type="currency" office:currency="CAD" office:value="3880" calcext:value-type="currency">
            <text:p>$3,880.00</text:p>
          </table:table-cell>
        </table:table-row>
        <table:table-row table:style-name="ro1">
          <table:table-cell office:value-type="string" calcext:value-type="string">
            <text:p>solar pane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D7]*[.C7]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extra solar cell syste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8]*[.C8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shelving, enclos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D9]*[.C9]" office:value-type="currency" office:currency="CAD" office:value="150" calcext:value-type="currency">
            <text:p>$150.00</text:p>
          </table:table-cell>
        </table:table-row>
        <table:table-row table:style-name="ro1">
          <table:table-cell office:value-type="string" calcext:value-type="string">
            <text:p>safety equip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formula="of:=[.D10]*[.C10]" office:value-type="currency" office:currency="CAD" office:value="350" calcext:value-type="currency">
            <text:p>$350.00</text:p>
          </table:table-cell>
        </table:table-row>
        <table:table-row table:style-name="ro1">
          <table:table-cell office:value-type="string" calcext:value-type="string">
            <text:p>air suc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formula="of:=[.D11]*[.C11]" office:value-type="currency" office:currency="CAD" office:value="190" calcext:value-type="currency">
            <text:p>$190.00</text:p>
          </table:table-cell>
        </table:table-row>
        <table:table-row table:style-name="ro1">
          <table:table-cell office:value-type="string" calcext:value-type="string">
            <text:p>international purchases (equipment)</text:p>
          </table:table-cell>
          <table:table-cell table:style-name="ce3" office:value-type="string" calcext:value-type="string">
            <text:p>lead srews, E3D head, nozzle, GT2belt, BT2 gears, bearings, coupling fan, heated bed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table:formula="of:=[.D12]*[.C12]" office:value-type="currency" office:currency="CAD" office:value="1050" calcext:value-type="currency">
            <text:p>$1,05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:.E12])" office:value-type="currency" office:currency="CAD" office:value="11390" calcext:value-type="currency">
            <text:p>$11,39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rinter materials </text:p>
          </table:table-cell>
          <table:table-cell office:value-type="string" calcext:value-type="string">
            <text:p>wood, glue, paints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16]*[.D16]" office:value-type="currency" office:currency="CAD" office:value="120" calcext:value-type="currency">
            <text:p>$120.00</text:p>
          </table:table-cell>
        </table:table-row>
        <table:table-row table:style-name="ro1">
          <table:table-cell office:value-type="string" calcext:value-type="string">
            <text:p>Plastic Pellets</text:p>
          </table:table-cell>
          <table:table-cell office:value-type="string" calcext:value-type="string">
            <text:p>Chi Mei Polylac PA-757 ABS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C17]*[.D17]" office:value-type="currency" office:currency="CAD" office:value="1920" calcext:value-type="currency">
            <text:p>$1,920.00</text:p>
          </table:table-cell>
        </table:table-row>
        <table:table-row table:style-name="ro1">
          <table:table-cell office:value-type="string" calcext:value-type="string">
            <text:p>packaging</text:p>
          </table:table-cell>
          <table:table-cell office:value-type="string" calcext:value-type="string">
            <text:p>for stethoscop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18]*[.D18]" office:value-type="currency" office:currency="CAD" office:value="50" calcext:value-type="currency">
            <text:p>$50.00</text:p>
          </table:table-cell>
        </table:table-row>
        <table:table-row table:style-name="ro1">
          <table:table-cell office:value-type="string" calcext:value-type="string">
            <text:p>packaging</text:p>
          </table:table-cell>
          <table:table-cell office:value-type="string" calcext:value-type="string">
            <text:p>tournique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19]*[.D19]" office:value-type="currency" office:currency="CA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international purchases (supplies)</text:p>
          </table:table-cell>
          <table:table-cell office:value-type="string" calcext:value-type="string">
            <text:p>bed sheets, teflon tube, temperature tape, NTC sensors, cnc bits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0]*[.D20]" office:value-type="currency" office:currency="CAD" office:value="450" calcext:value-type="currency">
            <text:p>$45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16:.E20])" office:value-type="currency" office:currency="CAD" office:value="2640" calcext:value-type="currency">
            <text:p>$2,640.00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/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onthly unit cost</text:p>
          </table:table-cell>
          <table:table-cell table:style-name="ce2" office:value-type="string" calcext:value-type="string">
            <text:p>Total annual cost</text:p>
          </table:table-cell>
        </table:table-row>
        <table:table-row table:style-name="ro1">
          <table:table-cell office:value-type="string" calcext:value-type="string">
            <text:p>Engineering sal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24]*[.C24]*12" office:value-type="currency" office:currency="CAD" office:value="24000" calcext:value-type="currency">
            <text:p>$24,000.00</text:p>
          </table:table-cell>
        </table:table-row>
        <table:table-row table:style-name="ro1">
          <table:table-cell office:value-type="string" calcext:value-type="string">
            <text:p>Support staff sal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25]*[.C25]*12" office:value-type="currency" office:currency="CAD" office:value="6000" calcext:value-type="currency">
            <text:p>$6,000.00</text:p>
          </table:table-cell>
        </table:table-row>
        <table:table-row table:style-name="ro1">
          <table:table-cell office:value-type="string" calcext:value-type="string">
            <text:p>Short term staff sal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26]*[.C26]*3" office:value-type="currency" office:currency="CAD" office:value="1500" calcext:value-type="currency">
            <office:annotation draw:style-name="gr1" draw:text-style-name="P2" svg:width="28.99mm" svg:height="21.76mm" svg:x="203.92mm" svg:y="97.88mm" draw:caption-point-x="-6.1mm" draw:caption-point-y="15.1mm">
              <dc:date>2018-05-09T00:00:00</dc:date>
              <text:p text:style-name="P1">Note: only in office from March – May 2018</text:p>
              <text:p text:style-name="P1"/>
            </office:annotation>
            <text:p>$1,500.00</text:p>
          </table:table-cell>
        </table:table-row>
        <table:table-row table:style-name="ro1">
          <table:table-cell office:value-type="string" calcext:value-type="string">
            <text:p>Social media ads/expen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27]*[.C27]*12" office:value-type="currency" office:currency="CAD" office:value="60" calcext:value-type="currency">
            <text:p>$60.00</text:p>
          </table:table-cell>
        </table:table-row>
        <table:table-row table:style-name="ro1">
          <table:table-cell office:value-type="string" calcext:value-type="string">
            <text:p>Mainten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8]*[.C28]*12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9]*[.C29]*12" office:value-type="currency" office:currency="CA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30]*[.C30]*12" office:value-type="currency" office:currency="CAD" office:value="3600" calcext:value-type="currency">
            <text:p>$3,600.00</text:p>
          </table:table-cell>
        </table:table-row>
        <table:table-row table:style-name="ro1">
          <table:table-cell office:value-type="string" calcext:value-type="string">
            <text:p>promotional vide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D31]*[.C31]" office:value-type="currency" office:currency="CA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special project contra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currency" office:currency="CAD" office:value="400" calcext:value-type="currency">
            <text:p>$4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4:.E32])" office:value-type="currency" office:currency="CAD" office:value="37960" calcext:value-type="currency">
            <text:p>$37,960.00</text:p>
          </table:table-cell>
        </table:table-row>
        <table:table-row table:style-name="ro1" table:number-rows-repeated="4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 table:number-columns-spanned="4" table:number-rows-spanned="1">
            <text:p>Capital costs</text:p>
          </table:table-cell>
          <table:covered-table-cell table:number-columns-repeated="3"/>
          <table:table-cell table:formula="of:=[.E13]" office:value-type="currency" office:currency="CAD" office:value="11390" calcext:value-type="currency">
            <text:p>$11,39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aterial costs</text:p>
          </table:table-cell>
          <table:covered-table-cell table:number-columns-repeated="3"/>
          <table:table-cell table:formula="of:=[.E21]" office:value-type="currency" office:currency="CAD" office:value="2640" calcext:value-type="currency">
            <text:p>$2,64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onthly recurring costs</text:p>
          </table:table-cell>
          <table:covered-table-cell table:number-columns-repeated="3"/>
          <table:table-cell table:formula="of:=[.E33]" office:value-type="currency" office:currency="CAD" office:value="37960" calcext:value-type="currency">
            <text:p>$37,96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38:.E40])" office:value-type="currency" office:currency="CAD" office:value="51990" calcext:value-type="currency">
            <text:p>$51,99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00-00-00</text:date>, <text:time style:data-style-name="N2" text:time-value="09:31:17.299345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8-05-09T09:55:33.421515926</dc:date>
    <meta:editing-duration>PT9H11M24S</meta:editing-duration>
    <meta:editing-cycles>19</meta:editing-cycles>
    <meta:generator>LibreOffice/5.2.2.2$Linux_X86_64 LibreOffice_project/20m0$Build-2</meta:generator>
    <meta:document-statistic meta:table-count="1" meta:cell-count="135" meta:object-count="0"/>
  </office:meta>
</office:document-meta>
</file>